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hatch" draw:fill-hatch-name="Hachure_20_H1cm" draw:fill-hatch-solid="false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fill="hatch" draw:fill-hatch-name="Black_20_45_20_Degrees" draw:fill-hatch-solid="false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hatch-name="Black_20_45_20_Degrees" draw:fill-hatch-solid="false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15cm" svg:x2="17.5cm" svg:y2="15cm">
          <text:p/>
        </draw:line>
        <draw:path draw:style-name="gr2" draw:text-style-name="P1" draw:layer="controls" svg:width="10.999cm" svg:height="4.999cm" svg:x="5cm" svg:y="10cm" svg:viewBox="0 0 11000 5000" svg:d="m0 5000c578-219 916-2428 2000-2500s2765 1968 3352 1976c307 12 2074-4493 3148-4476 1307 0 2469 4989 2500 5000z">
          <text:p/>
        </draw:path>
        <draw:line draw:style-name="gr3" draw:text-style-name="P1" draw:layer="layout" svg:x1="16cm" svg:y1="15cm" svg:x2="16cm" svg:y2="5cm">
          <text:p/>
        </draw:line>
        <draw:frame draw:style-name="gr4" draw:text-style-name="P2" draw:layer="layout" svg:width="1.052cm" svg:height="1.352cm" svg:x="4.5cm" svg:y="15.5cm">
          <draw:text-box>
            <text:p><text:span text:style-name="T1">a</text:span></text:p>
          </draw:text-box>
        </draw:frame>
        <draw:frame draw:style-name="gr4" draw:text-style-name="P2" draw:layer="layout" svg:width="1.052cm" svg:height="1.352cm" svg:x="15.5cm" svg:y="15.5cm">
          <draw:text-box>
            <text:p><text:span text:style-name="T1">b</text:span></text:p>
          </draw:text-box>
        </draw:frame>
        <draw:line draw:style-name="gr5" draw:text-style-name="P1" draw:layer="controls" svg:x1="5cm" svg:y1="15cm" svg:x2="5cm" svg:y2="5cm">
          <text:p/>
        </draw:line>
        <draw:frame draw:style-name="gr6" draw:layer="controls" svg:width="0.959cm" svg:height="0.962cm" svg:x="12.541cm" svg:y="12.538cm">
          <draw:text-box>
            <text:p>D</text:p>
          </draw:text-box>
        </draw:frame>
        <draw:custom-shape draw:style-name="gr7" draw:text-style-name="P1" draw:layer="layout" svg:width="2.018cm" svg:height="0.992cm" svg:x="6.226cm" svg:y="12.9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67cm" svg:height="1.001cm" svg:x="11.228cm" svg:y="12.9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Hachure_20_1cm" draw:display-name="Hachure 1cm" draw:style="single" draw:color="#000000" draw:distance="1cm" draw:rotation="900"/>
    <draw:hatch draw:name="Hachure_20_H1cm" draw:display-name="Hachure H1cm" draw:style="single" draw:color="#000000" draw:distance="1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e </meta:initial-creator>
    <meta:creation-date>2011-06-06T08:09:18</meta:creation-date>
    <dc:date>2011-06-08T07:55:27</dc:date>
    <dc:creator>stephane </dc:creator>
    <meta:editing-duration>PT01H11M44S</meta:editing-duration>
    <meta:editing-cycles>3</meta:editing-cycles>
    <meta:generator>OpenOffice.org/3.2$Linux OpenOffice.org_project/320m12$Build-9483</meta:generator>
    <meta:document-statistic meta:object-count="9"/>
  </office:meta>
</office:document-meta>
</file>